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</style:style>
    <style:style style:name="ce7" style:family="table-cell" style:parent-style-name="Default" style:data-style-name="N2">
      <style:table-cell-properties fo:border="thin solid #000000"/>
    </style:style>
    <style:style style:name="ce8" style:family="table-cell" style:parent-style-name="Default" style:data-style-name="N3">
      <style:table-cell-properties fo:border="thin solid #000000" fo:background-color="#DDDDDD"/>
    </style:style>
    <style:style style:name="ce9" style:family="table-cell" style:parent-style-name="Default" style:data-style-name="N2">
      <style:table-cell-properties fo:border="thin solid #000000" fo:background-color="#CFE7F5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13" style:family="table-cell" style:parent-style-name="Salida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Salida" style:data-style-name="N2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Salida" style:data-style-name="N0">
      <style:table-cell-properties fo:border="thin solid #3F3F3F" style:vertical-align="automatic" fo:background-color="#F2F2F2" style:repeat-content="false"/>
      <style:paragraph-properties fo:text-align="center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Salida" style:data-style-name="N2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2.75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C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y02" table:style-name="ta1">
        <table:shapes>
          <draw:custom-shape svg:x="0in" svg:y="0in" svg:width="0.00039in" svg:height="0.00039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39in" svg:height="0.00039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04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2">
            <text:p>Arenal</text:p>
          </table:table-cell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2" svg:x="3.30208333333333in" svg:y="0in" svg:width="1in" svg:height="0.6875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5" table:number-rows-spanned="1" table:style-name="ce11">
            <text:p>Concurrent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33" svg:x="2.97916666666667in" svg:y="0.0104166666666667in" svg:width="1.01041666666667in" svg:height="0.6875in">
              <dc:creator>Allan Berrocal</dc:creator>
              <text:p><text:span text:style-name="T1">Serial</text:span></text:p>
            </office:annotation>
            <text:p>serial</text:p>
          </table:table-cell>
          <table:table-cell office:value-type="string" table:style-name="ce5">
            <office:annotation draw:style-name="a34" svg:x="3.69791666666667in" svg:y="0.0104166666666667in" svg:width="1.01041666666667in" svg:height="0.6875in">
              <dc:creator/>
              <text:p><text:span text:style-name="T1">Default block mapping (static)</text:span></text:p>
            </office:annotation>
            <text:p>block</text:p>
          </table:table-cell>
          <table:table-cell office:value-type="string" table:style-name="ce5">
            <office:annotation draw:style-name="a35" svg:x="4.45833333333333in" svg:y="0.0104166666666667in" svg:width="1.01041666666667in" svg:height="0.6875in">
              <dc:creator/>
              <text:p><text:span text:style-name="T1">Cyclic mapping (static,1)</text:span></text:p>
            </office:annotation>
            <text:p>cyclic</text:p>
          </table:table-cell>
          <table:table-cell office:value-type="string" table:style-name="ce5">
            <office:annotation draw:style-name="a36" svg:x="5.1875in" svg:y="0.0104166666666667in" svg:width="1.01041666666667in" svg:height="0.6875in">
              <dc:creator/>
              <text:p><text:span text:style-name="T1">Block-cyclic mapping (static,N) with N&gt;1</text:span></text:p>
            </office:annotation>
            <text:p>blockcyc</text:p>
          </table:table-cell>
          <table:table-cell office:value-type="string" table:style-name="ce5">
            <office:annotation draw:style-name="a37" svg:x="5.92708333333333in" svg:y="0.0104166666666667in" svg:width="1.01041666666667in" svg:height="0.6875in">
              <dc:creator/>
              <text:p><text:span text:style-name="T1">Default dynamic mapping (dynamic)</text:span></text:p>
            </office:annotation>
            <text:p>dynamic</text:p>
          </table:table-cell>
          <table:table-cell office:value-type="string" table:style-name="ce5">
            <office:annotation draw:style-name="a38" svg:x="8.375in" svg:y="0.0104166666666667in" svg:width="1.02083333333333in" svg:height="0.6875in">
              <dc:creator/>
              <text:p><text:span text:style-name="T1">Default guided mapping (guided)</text:span></text:p>
            </office:annotation>
            <text:p>guided</text:p>
          </table:table-cell>
          <table:table-cell table:number-columns-repeated="5" table:style-name="ce1"/>
          <table:table-cell office:value-type="string" table:style-name="ce13">
            <text:p>Versions</text:p>
          </table:table-cell>
          <table:table-cell office:value-type="string" table:style-name="ce13">
            <text:p>Level:</text:p>
          </table:table-cell>
          <table:table-cell office:value-type="string" table:style-name="ce15">
            <text:p>Serial</text:p>
          </table:table-cell>
          <table:table-cell office:value-type="string" table:style-name="ce15">
            <text:p>OMP(1 process)</text:p>
          </table:table-cell>
          <table:table-cell office:value-type="string" table:style-name="ce13">
            <text:p>MPI(24 process)</text:p>
          </table:table-cell>
          <table:table-cell office:value-type="string" table:style-name="ce13">
            <text:p>MPI+OMP(3 process)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8" table:formula="of:=1*[.$C$1]" table:style-name="ce5">
            <text:p>8</text:p>
          </table:table-cell>
          <table:table-cell table:number-columns-repeated="5" table:style-name="ce1"/>
          <table:table-cell office:value-type="string" table:style-name="ce13">
            <text:p>Arenal</text:p>
          </table:table-cell>
          <table:table-cell office:value-type="string" table:style-name="ce13">
            <text:p>Threads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3">
            <text:p>1</text:p>
          </table:table-cell>
          <table:table-cell office:value-type="float" office:value="8" table:style-name="ce13">
            <text:p>8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3" table:style-name="ce12">
            <office:annotation draw:style-name="a39" svg:x="1.48958333333333in" svg:y="0in" svg:width="1.08333333333333in" svg:height="0.770833333333333in">
              <dc:creator/>
              <text:p>Type the test case used to measure the performance</text:p>
            </office:annotation>
            <text:p>job002.txt</text:p>
          </table:table-cell>
          <table:table-cell office:value-type="string" table:style-name="ce6">
            <text:p>Duration</text:p>
          </table:table-cell>
          <table:table-cell office:value-type="float" office:value="6854.6301999999996" table:style-name="ce7">
            <office:annotation draw:style-name="a40" svg:x="3.30208333333333in" svg:y="0.333333333333333in" svg:width="1in" svg:height="0.6875in">
              <dc:creator/>
              <text:p><text:span text:style-name="T1">Duration in seconds running with no thread support (main thread calculates everything)</text:span></text:p>
            </office:annotation>
            <text:p>6854,63</text:p>
          </table:table-cell>
          <table:table-cell office:value-type="float" office:value="1512.165" table:style-name="ce7">
            <text:p>1512,17</text:p>
          </table:table-cell>
          <table:table-cell office:value-type="float" office:value="1516.4469999999999" table:style-name="ce7">
            <text:p>1516,45</text:p>
          </table:table-cell>
          <table:table-cell office:value-type="float" office:value="1489.9269999999999" table:style-name="ce7">
            <text:p>1489,93</text:p>
          </table:table-cell>
          <table:table-cell office:value-type="float" office:value="1377.2782999999999" table:style-name="ce7">
            <text:p>1377,28</text:p>
          </table:table-cell>
          <table:table-cell office:value-type="float" office:value="1386.5117" table:style-name="ce7">
            <text:p>1386,51</text:p>
          </table:table-cell>
          <table:table-cell table:number-columns-repeated="5" table:style-name="ce1"/>
          <table:table-cell office:value-type="string" table:style-name="ce13">
            <text:p>3 nodes</text:p>
          </table:table-cell>
          <table:table-cell office:value-type="string" table:style-name="ce13">
            <text:p>Duration</text:p>
          </table:table-cell>
          <table:table-cell office:value-type="float" office:value="6854.63" table:style-name="ce14">
            <text:p>6854,63</text:p>
          </table:table-cell>
          <table:table-cell office:value-type="float" office:value="1377.28" table:style-name="ce14">
            <text:p>1377,28</text:p>
          </table:table-cell>
          <table:table-cell office:value-type="float" office:value="401.52" table:style-name="ce13">
            <text:p>401,52</text:p>
          </table:table-cell>
          <table:table-cell office:value-type="float" office:value="420.15" table:style-name="ce13">
            <text:p>420,15</text:p>
          </table:table-cell>
          <table:table-cell table:number-columns-repeated="16365"/>
        </table:table-row>
        <table:table-row table:style-name="ro1">
          <table:covered-table-cell/>
          <table:table-cell office:value-type="string" table:style-name="ce8">
            <text:p>Speedup</text:p>
          </table:table-cell>
          <table:table-cell office:value-type="float" office:value="1" table:formula="of:=[.$C$4]/[.C4]" table:style-name="ce9">
            <office:annotation draw:style-name="a41" svg:x="3.30208333333333in" svg:y="0.479166666666667in" svg:width="1in" svg:height="0.677083333333333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4.5329909103834565" table:formula="of:=[.$C$4]/[.D4]" table:style-name="ce9">
            <text:p>4,53</text:p>
          </table:table-cell>
          <table:table-cell office:value-type="float" office:value="4.5201910782242969" table:formula="of:=[.$C$4]/[.E4]" table:style-name="ce9">
            <text:p>4,52</text:p>
          </table:table-cell>
          <table:table-cell office:value-type="float" office:value="4.600648353912641" table:formula="of:=[.$C$4]/[.F4]" table:style-name="ce9">
            <text:p>4,60</text:p>
          </table:table-cell>
          <table:table-cell office:value-type="float" office:value="4.9769390834081975" table:formula="of:=[.$C$4]/[.G4]" table:style-name="ce9">
            <text:p>4,98</text:p>
          </table:table-cell>
          <table:table-cell office:value-type="float" office:value="4.9437954255993652" table:formula="of:=[.$C$4]/[.H4]" table:style-name="ce9">
            <text:p>4,94</text:p>
          </table:table-cell>
          <table:table-cell table:number-columns-repeated="5" table:style-name="ce1"/>
          <table:table-cell office:value-type="string" table:style-name="ce13">
            <text:p>Input Size:</text:p>
          </table:table-cell>
          <table:table-cell office:value-type="string" table:style-name="ce13">
            <text:p>Speedup</text:p>
          </table:table-cell>
          <table:table-cell office:value-type="float" office:value="1" table:formula="of:=[.$P$4]/[.P4]" table:style-name="ce16">
            <text:p>1,00</text:p>
          </table:table-cell>
          <table:table-cell office:value-type="float" office:value="4.97693279507435" table:formula="of:=[.$P$4]/[.Q4]" table:style-name="ce16">
            <text:p>4,98</text:p>
          </table:table-cell>
          <table:table-cell office:value-type="float" office:value="17.071702530384538" table:formula="of:=[.$P$4]/[.R4]" table:style-name="ce16">
            <text:p>17,07</text:p>
          </table:table-cell>
          <table:table-cell office:value-type="float" office:value="16.314720933000121" table:formula="of:=[.$P$4]/[.S4]" table:style-name="ce16">
            <text:p>16,31</text:p>
          </table:table-cell>
          <table:table-cell table:number-columns-repeated="16365"/>
        </table:table-row>
        <table:table-row table:style-name="ro1">
          <table:covered-table-cell/>
          <table:table-cell office:value-type="string" table:style-name="ce8">
            <text:p>Efficiency</text:p>
          </table:table-cell>
          <table:table-cell office:value-type="float" office:value="1" table:formula="of:=[.C5]/[.C3]" table:style-name="ce9">
            <office:annotation draw:style-name="a42" svg:x="3.30208333333333in" svg:y="0.666666666666667in" svg:width="1in" svg:height="0.677083333333333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0.56662386379793206" table:formula="of:=[.D5]/[.D3]" table:style-name="ce9">
            <text:p>0,57</text:p>
          </table:table-cell>
          <table:table-cell office:value-type="float" office:value="0.56502388477803711" table:formula="of:=[.E5]/[.E3]" table:style-name="ce9">
            <text:p>0,57</text:p>
          </table:table-cell>
          <table:table-cell office:value-type="float" office:value="0.57508104423908013" table:formula="of:=[.F5]/[.F3]" table:style-name="ce9">
            <text:p>0,58</text:p>
          </table:table-cell>
          <table:table-cell office:value-type="float" office:value="0.62211738542602468" table:formula="of:=[.G5]/[.G3]" table:style-name="ce9">
            <text:p>0,62</text:p>
          </table:table-cell>
          <table:table-cell office:value-type="float" office:value="0.61797442819992066" table:formula="of:=[.H5]/[.H3]" table:style-name="ce9">
            <text:p>0,62</text:p>
          </table:table-cell>
          <table:table-cell table:number-columns-repeated="5" table:style-name="ce1"/>
          <table:table-cell office:value-type="string" table:style-name="ce13">
            <text:p>Job002.txt</text:p>
          </table:table-cell>
          <table:table-cell office:value-type="string" table:style-name="ce13">
            <text:p>Efficiency</text:p>
          </table:table-cell>
          <table:table-cell office:value-type="float" office:value="1" table:formula="of:=[.$P$4]/([.P4]*[.P3])" table:style-name="ce13">
            <text:p>1</text:p>
          </table:table-cell>
          <table:table-cell office:value-type="float" office:value="0.62211659938429376" table:formula="of:=[.$P$4]/([.Q4]*[.Q3])" table:style-name="ce14">
            <text:p>0,62</text:p>
          </table:table-cell>
          <table:table-cell office:value-type="float" office:value="0.71132093876602254" table:formula="of:=[.$P$4]/([.R4]*24)" table:style-name="ce14">
            <text:p>0,71</text:p>
          </table:table-cell>
          <table:table-cell office:value-type="float" office:value="0.67978003887500504" table:formula="of:=[.$P$4]/([.S4]*24)" table:style-name="ce14">
            <text:p>0,68</text:p>
          </table:table-cell>
          <table:table-cell table:number-columns-repeated="16365"/>
        </table:table-row>
        <table:table-row table:style-name="ro2">
          <table:table-cell table:style-name="ce1">
            <draw:frame draw:z-index="11" draw:id="id10" draw:style-name="a30" draw:name="Gráfico 13" svg:x="0.07291in" svg:y="0.15625in" svg:width="9.23959in" svg:height="6.36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table:style-name="ce1">
            <draw:frame draw:z-index="12" draw:id="id11" draw:style-name="a31" draw:name="Gráfico 12" svg:x="0.02741in" svg:y="0.15735in" svg:width="9.85197in" svg:height="6.3338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0"/>
          <table:table-cell table:number-columns-repeated="16365"/>
        </table:table-row>
        <table:table-row table:style-name="ro2">
          <table:table-cell table:number-columns-repeated="6" table:style-name="ce1"/>
          <table:table-cell table:style-name="ce10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reate a graph using two vertical axes here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8" table:style-name="ce1"/>
          <table:table-cell table:style-name="ce10"/>
          <table:table-cell table:number-columns-repeated="16365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Javier Molina Herrera</dc:creator>
    <meta:creation-date>2019-06-11T10:24:21Z</meta:creation-date>
    <dc:date>2021-07-16T22:49:36Z</dc:date>
    <meta:editing-cycles>20</meta:editing-cycles>
    <meta:editing-duration>PT69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4167in" svg:stroke-color="#8faad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4167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2">
      <style:chart-properties chart:gap-width="269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2">
      <style:chart-properties chart:gap-width="269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58.2499212598425pt" svg:width="665.2505511811023pt" chart:style-name="Crt0">
        <chart:title chart:style-name="CT00">
          <text:p text:style-name="a0" text:class-names="" text:cond-style-name="">Mapping comparison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xecution time (s)<text:line-break/>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Proy02.$C$2:.$H$2"/>
          </chart:axis>
          <chart:axis chart:dimension="y" chart:name="secondary-y" chart:style-name="Axs2">
            <chart:title chart:style-name="AT02">
              <text:p text:style-name="a2" text:class-names="" text:cond-style-name=""><text:line-break/>Speedup and efficiency</text:p>
            </chart:title>
          </chart:axis>
          <chart:axis chart:dimension="x" chart:name="secondary-X" chart:style-name="Axs3">
            <chart:categories table:cell-range-address="Proy02.$C$2:.$H$2"/>
          </chart:axis>
          <chart:series chart:label-cell-address="Proy02.$B$4" chart:values-cell-range-address="Proy02.$C$4:.$H$4" chart:class="chart:bar" chart:attached-axis="primary-y" chart:style-name="G0S0">
            <chart:data-label chart:style-name="DL00"/>
            <chart:data-point chart:repeated="6"/>
          </chart:series>
          <chart:series chart:label-cell-address="Proy02.$B$5" chart:values-cell-range-address="Proy02.$C$5:.$H$5" chart:class="chart:line" chart:attached-axis="secondary-y" chart:style-name="G1S0">
            <chart:data-label chart:style-name="DL10"/>
            <chart:data-point chart:repeated="6"/>
          </chart:series>
          <chart:series chart:label-cell-address="Proy02.$B$6" chart:values-cell-range-address="Proy02.$C$6:.$H$6" chart:class="chart:line" chart:attached-axis="secondary-y" chart:style-name="G1S1">
            <chart:data-label chart:style-name="DL1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DL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4167in" svg:stroke-color="#8faad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1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7" text:class-names="" text:cond-style-name="">;<text:s text:c="1"/></text:p>
        </chart:label-separator>
      </style:chart-properties>
      <style:graphic-properties draw:fill="none" draw:stroke="solid" svg:stroke-width="0.04167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2">
      <style:chart-properties chart:gap-width="269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2">
      <style:chart-properties chart:gap-width="269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2S0" style:data-style-name="N0">
      <style:chart-properties chart:symbol-type="named-symbol" chart:symbol-name="circle" chart:symbol-width="0.11111in" chart:symbol-height="0.11111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56.0394488188977pt" svg:width="709.3420472440945pt" chart:style-name="Crt0">
        <chart:title chart:style-name="CT00">
          <text:p text:style-name="a0" text:class-names="" text:cond-style-name="">OMP and MPI comparison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y02.$P$2:.$S$2"/>
          </chart:axis>
          <chart:axis chart:dimension="y" chart:name="primary-y" chart:style-name="Axs1">
            <chart:title chart:style-name="AT01">
              <text:p text:style-name="a1" text:class-names="" text:cond-style-name="">Tíime(seconds)</text:p>
            </chart:title>
            <chart:grid chart:class="major" chart:style-name="GMa1"/>
            <chart:grid chart:class="minor" chart:style-name="GMi1"/>
          </chart:axis>
          <chart:axis chart:dimension="y" chart:name="secondary-y" chart:style-name="Axs2">
            <chart:title chart:style-name="AT02">
              <text:p text:style-name="a2" text:class-names="" text:cond-style-name="">Speedup and efficiency</text:p>
            </chart:title>
          </chart:axis>
          <chart:axis chart:dimension="x" chart:name="secondary-X" chart:style-name="Axs3">
            <chart:categories table:cell-range-address="Proy02.$P$2:.$S$2"/>
          </chart:axis>
          <chart:series chart:label-cell-address="Proy02.$O$4" chart:values-cell-range-address="Proy02.$P$4:.$S$4" chart:class="chart:bar" chart:attached-axis="primary-y" chart:style-name="G0S0">
            <chart:data-label chart:style-name="DL00"/>
            <chart:data-point chart:repeated="2"/>
            <chart:data-point chart:style-name="G0S0P2">
              <chart:data-label svg:x="416.4354330708661pt" svg:y="398.4144881889763pt" chart:style-name="DL002"/>
            </chart:data-point>
            <chart:data-point/>
          </chart:series>
          <chart:series chart:label-cell-address="Proy02.$O$5" chart:values-cell-range-address="Proy02.$P$5:.$S$5" chart:class="chart:line" chart:attached-axis="secondary-y" chart:style-name="G1S0">
            <chart:data-label chart:style-name="DL10"/>
            <chart:data-point chart:repeated="4"/>
          </chart:series>
          <chart:series chart:label-cell-address="Proy02.$O$6" chart:values-cell-range-address="Proy02.$P$6:.$S$6" chart:class="chart:line" chart:attached-axis="secondary-y" chart:style-name="G1S1">
            <chart:data-label chart:style-name="DL11"/>
            <chart:data-point chart:repeated="4"/>
          </chart:series>
          <chart:series chart:label-cell-address="Proy02.$O$3" chart:values-cell-range-address="Proy02.$P$3:.$S$3" chart:class="chart:scatter" chart:attached-axis="primary-y" chart:style-name="G2S0">
            <chart:domain table:cell-range-address="Proy02.$P$2:.$S$2"/>
            <chart:data-label chart:style-name="DL20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